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line-height="115%" style:writing-mode="lr-tb"/>
    </style:style>
    <style:style style:name="T1_1" style:family="text"/>
    <style:style style:name="T1_2" style:family="text">
      <style:text-properties fo:font-size="24pt" style:font-size-asian="24pt" style:font-size-complex="24pt" fo:font-weight="bold" style:font-weight-asian="bold" style:font-weight-complex="bold"/>
    </style:style>
    <style:style style:name="T1_3" style:family="text">
      <style:text-properties fo:font-size="24pt" style:font-size-asian="24pt" style:font-size-complex="24pt" fo:font-weight="bold" style:font-weight-asian="bold" style:font-weight-complex="bold"/>
    </style:style>
    <style:style style:name="T1_4" style:family="text">
      <style:text-properties fo:font-size="24pt" style:font-size-asian="24pt" style:font-size-complex="24pt" fo:font-weight="bold" style:font-weight-asian="bold" style:font-weight-complex="bold"/>
    </style:style>
    <style:style style:name="P2" style:family="paragraph" style:parent-style-name="Standard">
      <style:paragraph-properties fo:text-align="left"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14pt" style:font-size-asian="14pt" style:font-size-complex="14pt" fo:font-weight="bold" style:font-weight-asian="bold" style:font-weight-complex="bold"/>
    </style:style>
    <style:style style:name="T2_3" style:family="text">
      <style:text-properties fo:font-size="12pt" style:font-size-asian="12pt" style:font-size-complex="12pt" fo:font-weight="bold" style:font-weight-asian="bold" style:font-weight-complex="bold"/>
    </style:style>
    <style:style style:name="T2_4" style:family="text">
      <style:text-properties fo:font-size="12pt" style:font-size-asian="12pt" style:font-size-complex="12pt" fo:font-weight="bold" style:font-weight-asian="bold" style:font-weight-complex="bold"/>
    </style:style>
    <style:style style:name="T2_5" style:family="text">
      <style:text-properties fo:font-size="12pt" style:font-size-asian="12pt" style:font-size-complex="12pt" fo:font-weight="bold" style:font-weight-asian="bold" style:font-weight-complex="bold"/>
    </style:style>
    <style:style style:name="T2_6" style:family="text">
      <style:text-properties fo:font-size="12pt" style:font-size-asian="12pt" style:font-size-complex="12pt" fo:font-weight="bold" style:font-weight-asian="bold" style:font-weight-complex="bold"/>
    </style:style>
    <style:style style:name="T2_7" style:family="text">
      <style:text-properties fo:font-size="12pt" style:font-size-asian="12pt" style:font-size-complex="12pt" fo:font-weight="bold" style:font-weight-asian="bold" style:font-weight-complex="bold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P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P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T18_117" style:family="text"/>
    <style:style style:name="T18_118" style:family="text"/>
    <style:style style:name="T18_119" style:family="text"/>
    <style:style style:name="T18_120" style:family="text"/>
    <style:style style:name="T18_121" style:family="text"/>
    <style:style style:name="T18_122" style:family="text"/>
    <style:style style:name="T18_123" style:family="text"/>
    <style:style style:name="T18_124" style:family="text"/>
    <style:style style:name="T18_125" style:family="text"/>
    <style:style style:name="T18_126" style:family="text"/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P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T50_75" style:family="text"/>
    <style:style style:name="T50_76" style:family="text"/>
    <style:style style:name="T50_77" style:family="text"/>
    <style:style style:name="T50_78" style:family="text"/>
    <style:style style:name="T50_79" style:family="text"/>
    <style:style style:name="T50_80" style:family="text"/>
    <style:style style:name="T50_81" style:family="text"/>
    <style:style style:name="T50_82" style:family="text"/>
    <style:style style:name="T50_83" style:family="text"/>
    <style:style style:name="T50_84" style:family="text"/>
    <style:style style:name="T50_85" style:family="text"/>
    <style:style style:name="T50_86" style:family="text"/>
    <style:style style:name="T50_87" style:family="text"/>
    <style:style style:name="T50_88" style:family="text"/>
    <style:style style:name="T50_89" style:family="text"/>
    <style:style style:name="T50_90" style:family="text"/>
    <style:style style:name="T50_91" style:family="text"/>
    <style:style style:name="T50_92" style:family="text"/>
    <style:style style:name="T50_93" style:family="text"/>
    <style:style style:name="T50_94" style:family="text"/>
    <style:style style:name="T50_95" style:family="text"/>
    <style:style style:name="T50_96" style:family="text"/>
    <style:style style:name="T50_97" style:family="text"/>
    <style:style style:name="T50_98" style:family="text"/>
    <style:style style:name="T50_99" style:family="text"/>
    <style:style style:name="T50_100" style:family="text"/>
    <style:style style:name="T50_101" style:family="text"/>
    <style:style style:name="T50_102" style:family="text"/>
    <style:style style:name="T50_103" style:family="text"/>
    <style:style style:name="T50_104" style:family="text"/>
    <style:style style:name="T50_105" style:family="text"/>
    <style:style style:name="T50_106" style:family="text"/>
    <style:style style:name="T50_107" style:family="text"/>
    <style:style style:name="T50_108" style:family="text"/>
    <style:style style:name="T50_109" style:family="text"/>
    <style:style style:name="T50_110" style:family="text"/>
    <style:style style:name="T50_111" style:family="text"/>
    <style:style style:name="T50_112" style:family="text"/>
    <style:style style:name="T50_113" style:family="text"/>
    <style:style style:name="T50_114" style:family="text"/>
    <style:style style:name="T50_115" style:family="text"/>
    <style:style style:name="T50_116" style:family="text"/>
    <style:style style:name="T50_117" style:family="text"/>
    <style:style style:name="T50_118" style:family="text"/>
    <style:style style:name="T50_119" style:family="text"/>
    <style:style style:name="T50_120" style:family="text"/>
    <style:style style:name="T50_121" style:family="text"/>
    <style:style style:name="T50_122" style:family="text"/>
    <style:style style:name="T50_123" style:family="text"/>
    <style:style style:name="T50_124" style:family="text"/>
    <style:style style:name="T50_125" style:family="text"/>
    <style:style style:name="T50_126" style:family="text"/>
    <style:style style:name="T50_127" style:family="text"/>
    <style:style style:name="T50_128" style:family="text"/>
    <style:style style:name="T50_129" style:family="text"/>
    <style:style style:name="T50_130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weight="bold" style:font-weight-asian="bold" style:font-weight-complex="bold"/>
    </style:style>
    <style:style style:name="T52_2" style:family="text">
      <style:text-properties fo:font-weight="bold" style:font-weight-asian="bold" style:font-weight-complex="bold"/>
    </style:style>
    <style:style style:name="T52_3" style:family="text">
      <style:text-properties fo:font-weight="bold" style:font-weight-asian="bold" style:font-weight-complex="bold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</office:automatic-styles>
  <office:body>
    <office:text>
      <text:p text:style-name="P1"><text:span text:style-name="T1_1"><text:s text:c="40"/></text:span><text:span text:style-name="T1_2">System</text:span><text:span text:style-name="T1_3"><text:s/></text:span><text:span text:style-name="T1_4">Testing</text:span></text:p>
      <text:p text:style-name="P2"><text:span text:style-name="T2_1"><text:s text:c="26"/></text:span><text:span text:style-name="T2_2"><text:s text:c="40"/></text:span><text:span text:style-name="T2_3">s</text:span><text:span text:style-name="T2_4">0973658<text:s/></text:span><text:span text:style-name="T2_5">Yitong</text:span><text:span text:style-name="T2_6"><text:s/></text:span><text:span text:style-name="T2_7">Li</text:span></text:p>
      <text:p text:style-name="P3"><text:span text:style-name="T3_1">"</text:span><text:span text:style-name="T3_2">VMAP</text:span><text:span text:style-name="T3_3"><text:s/></text:span><text:span text:style-name="T3_4">is</text:span><text:span text:style-name="T3_5"><text:s/></text:span><text:span text:style-name="T3_6">a</text:span><text:span text:style-name="T3_7"><text:s/></text:span><text:span text:style-name="T3_8">personal</text:span><text:span text:style-name="T3_9"><text:s/></text:span><text:span text:style-name="T3_10">learning</text:span><text:span text:style-name="T3_11"><text:s/></text:span><text:span text:style-name="T3_12">tool</text:span><text:span text:style-name="T3_13"><text:s/></text:span><text:span text:style-name="T3_14">to</text:span><text:span text:style-name="T3_15"><text:s/></text:span><text:span text:style-name="T3_16">enable</text:span><text:span text:style-name="T3_17"><text:s/></text:span><text:span text:style-name="T3_18">the</text:span><text:span text:style-name="T3_19"><text:s/></text:span><text:span text:style-name="T3_20">creation</text:span><text:span text:style-name="T3_21">,<text:s/></text:span><text:span text:style-name="T3_22">presentation</text:span><text:span text:style-name="T3_23"><text:s/></text:span><text:span text:style-name="T3_24">and</text:span><text:span text:style-name="T3_25"><text:s/></text:span><text:span text:style-name="T3_26">distribution</text:span><text:span text:style-name="T3_27"><text:s/></text:span><text:span text:style-name="T3_28">of</text:span><text:span text:style-name="T3_29"><text:s/></text:span><text:span text:style-name="T3_30">an</text:span><text:span text:style-name="T3_31"><text:s/></text:span><text:span text:style-name="T3_32">ePortfolio</text:span><text:span text:style-name="T3_33"><text:s/></text:span><text:span text:style-name="T3_34">that</text:span><text:span text:style-name="T3_35"><text:s/></text:span><text:span text:style-name="T3_36">satisfies</text:span><text:span text:style-name="T3_37"><text:s/></text:span><text:span text:style-name="T3_38">standards</text:span><text:span text:style-name="T3_39"><text:s/></text:span><text:span text:style-name="T3_40">produced</text:span><text:span text:style-name="T3_41"><text:s/></text:span><text:span text:style-name="T3_42">by</text:span><text:span text:style-name="T3_43"><text:s/></text:span><text:span text:style-name="T3_44">the</text:span><text:span text:style-name="T3_45"><text:s/></text:span><text:span text:style-name="T3_46">IMS</text:span><text:span text:style-name="T3_47"><text:s/></text:span><text:span text:style-name="T3_48">consortium</text:span><text:span text:style-name="T3_49">."<text:s/></text:span><text:span text:style-name="T3_50">To</text:span><text:span text:style-name="T3_51"><text:s/></text:span><text:span text:style-name="T3_52">apply</text:span><text:span text:style-name="T3_53"><text:s/></text:span><text:span text:style-name="T3_54">system</text:span><text:span text:style-name="T3_55"><text:s/></text:span><text:span text:style-name="T3_56">testing</text:span><text:span text:style-name="T3_57"><text:s/></text:span><text:span text:style-name="T3_58">on</text:span><text:span text:style-name="T3_59"><text:s/></text:span><text:span text:style-name="T3_60">Vmap</text:span><text:span text:style-name="T3_61">,<text:s/></text:span><text:span text:style-name="T3_62">we</text:span><text:span text:style-name="T3_63"><text:s/></text:span><text:span text:style-name="T3_64">choose</text:span><text:span text:style-name="T3_65"><text:s/></text:span><text:span text:style-name="T3_66">Usability</text:span><text:span text:style-name="T3_67"><text:s/></text:span><text:span text:style-name="T3_68">Testing</text:span><text:span text:style-name="T3_69"><text:s/></text:span><text:span text:style-name="T3_70">as</text:span><text:span text:style-name="T3_71"><text:s/></text:span><text:span text:style-name="T3_72">our</text:span><text:span text:style-name="T3_73"><text:s/></text:span><text:span text:style-name="T3_74">first</text:span><text:span text:style-name="T3_75"><text:s/></text:span><text:span text:style-name="T3_76">choise</text:span><text:span text:style-name="T3_77">,<text:s/></text:span><text:span text:style-name="T3_78">then</text:span><text:span text:style-name="T3_79"><text:s/></text:span><text:span text:style-name="T3_80">Documentation</text:span><text:span text:style-name="T3_81"><text:s/></text:span><text:span text:style-name="T3_82">Testing</text:span><text:span text:style-name="T3_83"><text:s text:c="2"/></text:span><text:span text:style-name="T3_84">and</text:span><text:span text:style-name="T3_85"><text:s/></text:span><text:span text:style-name="T3_86">Capacity</text:span><text:span text:style-name="T3_87"><text:s/></text:span><text:span text:style-name="T3_88">Testing</text:span><text:span text:style-name="T3_89">.</text:span></text:p>
      <text:p text:style-name="P4"/>
      <text:p text:style-name="P5"><text:span text:style-name="T5_1">Usability</text:span><text:span text:style-name="T5_2"><text:s/></text:span><text:span text:style-name="T5_3">Testing</text:span></text:p>
      <text:p text:style-name="P6"><text:span text:style-name="T6_1">Vmap</text:span><text:span text:style-name="T6_2"><text:s/></text:span><text:span text:style-name="T6_3">has</text:span><text:span text:style-name="T6_4"><text:s/></text:span><text:span text:style-name="T6_5">a</text:span><text:span text:style-name="T6_6"><text:s/></text:span><text:span text:style-name="T6_7">signifcant</text:span><text:span text:style-name="T6_8"><text:s/></text:span><text:span text:style-name="T6_9">user</text:span><text:span text:style-name="T6_10"><text:s/></text:span><text:span text:style-name="T6_11">interface</text:span><text:span text:style-name="T6_12"><text:s/></text:span><text:span text:style-name="T6_13">and</text:span><text:span text:style-name="T6_14"><text:s/></text:span><text:span text:style-name="T6_15">it</text:span><text:span text:style-name="T6_16"><text:s/></text:span><text:span text:style-name="T6_17">is</text:span><text:span text:style-name="T6_18"><text:s/></text:span><text:span text:style-name="T6_19">important</text:span><text:span text:style-name="T6_20"><text:s/></text:span><text:span text:style-name="T6_21">to</text:span><text:span text:style-name="T6_22"><text:s/></text:span><text:span text:style-name="T6_23">avoid</text:span><text:span text:style-name="T6_24"><text:s/></text:span><text:span text:style-name="T6_25">user</text:span><text:span text:style-name="T6_26"><text:s/></text:span><text:span text:style-name="T6_27">error</text:span><text:span text:style-name="T6_28">.<text:s/></text:span></text:p>
      <text:p text:style-name="P7"><text:span text:style-name="T7_1">The</text:span><text:span text:style-name="T7_2"><text:s/></text:span><text:span text:style-name="T7_3">aim</text:span><text:span text:style-name="T7_4"><text:s/></text:span><text:span text:style-name="T7_5">of</text:span><text:span text:style-name="T7_6"><text:s/></text:span><text:span text:style-name="T7_7">usability</text:span><text:span text:style-name="T7_8"><text:s/></text:span><text:span text:style-name="T7_9">testing</text:span><text:span text:style-name="T7_10"><text:s/></text:span><text:span text:style-name="T7_11">is</text:span><text:span text:style-name="T7_12"><text:s/></text:span><text:span text:style-name="T7_13">to</text:span><text:span text:style-name="T7_14"><text:s/></text:span><text:span text:style-name="T7_15">observe</text:span><text:span text:style-name="T7_16"><text:s/></text:span><text:span text:style-name="T7_17">people</text:span><text:span text:style-name="T7_18"><text:s/></text:span><text:span text:style-name="T7_19">using</text:span><text:span text:style-name="T7_20"><text:s/></text:span><text:span text:style-name="T7_21">the</text:span><text:span text:style-name="T7_22"><text:s/></text:span><text:span text:style-name="T7_23">product</text:span><text:span text:style-name="T7_24">,<text:s/></text:span><text:span text:style-name="T7_25">discover</text:span><text:span text:style-name="T7_26"><text:s/></text:span><text:span text:style-name="T7_27">errors</text:span><text:span text:style-name="T7_28"><text:s/></text:span><text:span text:style-name="T7_29">and</text:span><text:span text:style-name="T7_30"><text:s/></text:span><text:span text:style-name="T7_31">improve</text:span><text:span text:style-name="T7_32"><text:s/></text:span><text:span text:style-name="T7_33">Vmap</text:span><text:span text:style-name="T7_34">.<text:s/></text:span><text:span text:style-name="T7_35">It</text:span><text:span text:style-name="T7_36"><text:s/></text:span><text:span text:style-name="T7_37">involves</text:span><text:span text:style-name="T7_38"><text:s/></text:span><text:span text:style-name="T7_39">four</text:span><text:span text:style-name="T7_40"><text:s/></text:span><text:span text:style-name="T7_41">parts</text:span><text:span text:style-name="T7_42"><text:s/></text:span><text:span text:style-name="T7_43">to</text:span><text:span text:style-name="T7_44"><text:s/></text:span><text:span text:style-name="T7_45">jusitfy</text:span><text:span text:style-name="T7_46"><text:s/></text:span><text:span text:style-name="T7_47">the</text:span><text:span text:style-name="T7_48"><text:s/></text:span><text:span text:style-name="T7_49">test</text:span><text:span text:style-name="T7_50">:<text:s/></text:span><text:span text:style-name="T7_51">efficiency</text:span><text:span text:style-name="T7_52">,<text:s/></text:span><text:span text:style-name="T7_53">accuracy</text:span><text:span text:style-name="T7_54">,<text:s/></text:span><text:span text:style-name="T7_55">recall</text:span><text:span text:style-name="T7_56">,<text:s/></text:span><text:span text:style-name="T7_57">and</text:span><text:span text:style-name="T7_58"><text:s/></text:span><text:span text:style-name="T7_59">emotional</text:span><text:span text:style-name="T7_60"><text:s/></text:span><text:span text:style-name="T7_61">response</text:span><text:span text:style-name="T7_62">.</text:span></text:p>
      <text:p text:style-name="P8"/>
      <text:p text:style-name="P9"><text:span text:style-name="T9_1">In</text:span><text:span text:style-name="T9_2"><text:s/></text:span><text:span text:style-name="T9_3">order</text:span><text:span text:style-name="T9_4"><text:s/></text:span><text:span text:style-name="T9_5">to</text:span><text:span text:style-name="T9_6"><text:s/></text:span><text:span text:style-name="T9_7">apply</text:span><text:span text:style-name="T9_8"><text:s/></text:span><text:span text:style-name="T9_9">usability</text:span><text:span text:style-name="T9_10"><text:s/></text:span><text:span text:style-name="T9_11">testing</text:span><text:span text:style-name="T9_12"><text:s/></text:span><text:span text:style-name="T9_13">on</text:span><text:span text:style-name="T9_14"><text:s/></text:span><text:span text:style-name="T9_15">Vmap</text:span><text:span text:style-name="T9_16">,<text:s/></text:span><text:span text:style-name="T9_17">we</text:span><text:span text:style-name="T9_18"><text:s/></text:span><text:span text:style-name="T9_19">will</text:span><text:span text:style-name="T9_20"><text:s/></text:span><text:span text:style-name="T9_21">give</text:span><text:span text:style-name="T9_22"><text:s/></text:span><text:span text:style-name="T9_23">our</text:span><text:span text:style-name="T9_24"><text:s/></text:span><text:span text:style-name="T9_25">test</text:span><text:span text:style-name="T9_26"><text:s/></text:span><text:span text:style-name="T9_27">user</text:span><text:span text:style-name="T9_28"><text:s/></text:span><text:span text:style-name="T9_29">several</text:span><text:span text:style-name="T9_30"><text:s/></text:span><text:span text:style-name="T9_31">basic</text:span><text:span text:style-name="T9_32"><text:s/></text:span><text:span text:style-name="T9_33">tasks</text:span><text:span text:style-name="T9_34">,<text:s/></text:span><text:span text:style-name="T9_35">such</text:span><text:span text:style-name="T9_36"><text:s/></text:span><text:span text:style-name="T9_37">as</text:span><text:span text:style-name="T9_38"><text:s/></text:span><text:span text:style-name="T9_39">creat</text:span><text:span text:style-name="T9_40"><text:s/></text:span><text:span text:style-name="T9_41">and</text:span><text:span text:style-name="T9_42"><text:s/></text:span><text:span text:style-name="T9_43">save</text:span><text:span text:style-name="T9_44"><text:s/></text:span><text:span text:style-name="T9_45">a</text:span><text:span text:style-name="T9_46"><text:s/></text:span><text:span text:style-name="T9_47">template</text:span><text:span text:style-name="T9_48">,<text:s/></text:span><text:span text:style-name="T9_49">adding</text:span><text:span text:style-name="T9_50"><text:s/></text:span><text:span text:style-name="T9_51">some</text:span><text:span text:style-name="T9_52"><text:s/></text:span><text:span text:style-name="T9_53">objects</text:span><text:span text:style-name="T9_54">,<text:s/></text:span><text:span text:style-name="T9_55">exporting</text:span><text:span text:style-name="T9_56"><text:s/></text:span><text:span text:style-name="T9_57">a</text:span><text:span text:style-name="T9_58"><text:s/></text:span><text:span text:style-name="T9_59">portfolio</text:span><text:span text:style-name="T9_60">,<text:s/></text:span><text:span text:style-name="T9_61">printing</text:span><text:span text:style-name="T9_62"><text:s/></text:span><text:span text:style-name="T9_63">a</text:span><text:span text:style-name="T9_64"><text:s/></text:span><text:span text:style-name="T9_65">portfolio</text:span><text:span text:style-name="T9_66">,</text:span><text:span text:style-name="T9_67">ect</text:span><text:span text:style-name="T9_68">.<text:s/></text:span><text:span text:style-name="T9_69">We</text:span><text:span text:style-name="T9_70"><text:s/></text:span><text:span text:style-name="T9_71">will</text:span><text:span text:style-name="T9_72"><text:s/></text:span><text:span text:style-name="T9_73">watch</text:span><text:span text:style-name="T9_74"><text:s/></text:span><text:span text:style-name="T9_75">them</text:span><text:span text:style-name="T9_76"><text:s/></text:span><text:span text:style-name="T9_77">using</text:span><text:span text:style-name="T9_78"><text:s/></text:span><text:span text:style-name="T9_79">Vmap</text:span><text:span text:style-name="T9_80">，</text:span><text:span text:style-name="T9_81">take</text:span><text:span text:style-name="T9_82"><text:s/></text:span><text:span text:style-name="T9_83">notes</text:span><text:span text:style-name="T9_84">,<text:s/></text:span><text:span text:style-name="T9_85">and</text:span><text:span text:style-name="T9_86"><text:s/></text:span><text:span text:style-name="T9_87">ask</text:span><text:span text:style-name="T9_88"><text:s/></text:span><text:span text:style-name="T9_89">ueser</text:span><text:span text:style-name="T9_90"><text:s/></text:span><text:span text:style-name="T9_91">feedback</text:span><text:span text:style-name="T9_92">.<text:s/></text:span></text:p>
      <text:p text:style-name="P10"/>
      <text:p text:style-name="P11"><text:span text:style-name="T11_1">Then</text:span><text:span text:style-name="T11_2"><text:s/></text:span><text:span text:style-name="T11_3">eveluate</text:span><text:span text:style-name="T11_4">:</text:span></text:p>
      <text:p text:style-name="P12"><text:span text:style-name="T12_1">1.</text:span><text:span text:style-name="T12_2">Efficiency</text:span><text:span text:style-name="T12_3"><text:s/>--<text:s/></text:span><text:span text:style-name="T12_4">How</text:span><text:span text:style-name="T12_5"><text:s/></text:span><text:span text:style-name="T12_6">much</text:span><text:span text:style-name="T12_7"><text:s/></text:span><text:span text:style-name="T12_8">time</text:span><text:span text:style-name="T12_9">,<text:s/></text:span><text:span text:style-name="T12_10">and</text:span><text:span text:style-name="T12_11"><text:s/></text:span><text:span text:style-name="T12_12">how</text:span><text:span text:style-name="T12_13"><text:s/></text:span><text:span text:style-name="T12_14">many</text:span><text:span text:style-name="T12_15"><text:s/></text:span><text:span text:style-name="T12_16">steps</text:span><text:span text:style-name="T12_17">,<text:s/></text:span><text:span text:style-name="T12_18">are</text:span><text:span text:style-name="T12_19"><text:s/></text:span><text:span text:style-name="T12_20">required</text:span><text:span text:style-name="T12_21"><text:s/></text:span><text:span text:style-name="T12_22">for</text:span><text:span text:style-name="T12_23"><text:s/></text:span><text:span text:style-name="T12_24">people</text:span><text:span text:style-name="T12_25"><text:s/></text:span><text:span text:style-name="T12_26">to</text:span><text:span text:style-name="T12_27"><text:s text:c="2"/></text:span><text:span text:style-name="T12_28">complete</text:span><text:span text:style-name="T12_29"><text:s/></text:span><text:span text:style-name="T12_30">our</text:span><text:span text:style-name="T12_31"><text:s/></text:span><text:span text:style-name="T12_32">basic</text:span><text:span text:style-name="T12_33"><text:s/></text:span><text:span text:style-name="T12_34">tasks</text:span><text:span text:style-name="T12_35">?<text:s/></text:span></text:p>
      <text:p text:style-name="P13"><text:span text:style-name="T13_1">2.</text:span><text:span text:style-name="T13_2">Accuracy</text:span><text:span text:style-name="T13_3"><text:s/>--<text:s/></text:span><text:span text:style-name="T13_4">How</text:span><text:span text:style-name="T13_5"><text:s/></text:span><text:span text:style-name="T13_6">many</text:span><text:span text:style-name="T13_7"><text:s/></text:span><text:span text:style-name="T13_8">mistakes</text:span><text:span text:style-name="T13_9"><text:s/></text:span><text:span text:style-name="T13_10">did</text:span><text:span text:style-name="T13_11"><text:s/></text:span><text:span text:style-name="T13_12">people</text:span><text:span text:style-name="T13_13"><text:s/></text:span><text:span text:style-name="T13_14">make</text:span><text:span text:style-name="T13_15">?</text:span></text:p>
      <text:p text:style-name="P14"><text:span text:style-name="T14_1">3.</text:span><text:span text:style-name="T14_2">Recall</text:span><text:span text:style-name="T14_3"><text:s/>--<text:s/></text:span><text:span text:style-name="T14_4">How</text:span><text:span text:style-name="T14_5"><text:s/></text:span><text:span text:style-name="T14_6">much</text:span><text:span text:style-name="T14_7"><text:s/></text:span><text:span text:style-name="T14_8">does</text:span><text:span text:style-name="T14_9"><text:s/></text:span><text:span text:style-name="T14_10">the</text:span><text:span text:style-name="T14_11"><text:s/></text:span><text:span text:style-name="T14_12">person</text:span><text:span text:style-name="T14_13"><text:s/></text:span><text:span text:style-name="T14_14">remember</text:span><text:span text:style-name="T14_15"><text:s/></text:span><text:span text:style-name="T14_16">our</text:span><text:span text:style-name="T14_17"><text:s/></text:span><text:span text:style-name="T14_18">tasks</text:span><text:span text:style-name="T14_19"><text:s/></text:span><text:span text:style-name="T14_20">after</text:span><text:span text:style-name="T14_21"><text:s/></text:span><text:span text:style-name="T14_22">a</text:span><text:span text:style-name="T14_23"><text:s/></text:span><text:span text:style-name="T14_24">period</text:span><text:span text:style-name="T14_25"><text:s/></text:span><text:span text:style-name="T14_26">of</text:span><text:span text:style-name="T14_27"><text:s/></text:span><text:span text:style-name="T14_28">time</text:span><text:span text:style-name="T14_29">?</text:span></text:p>
      <text:p text:style-name="P15"><text:span text:style-name="T15_1">4.</text:span><text:span text:style-name="T15_2">Emotional</text:span><text:span text:style-name="T15_3"><text:s/></text:span><text:span text:style-name="T15_4">response</text:span><text:span text:style-name="T15_5"><text:s/>--<text:s/></text:span><text:span text:style-name="T15_6">How</text:span><text:span text:style-name="T15_7"><text:s/></text:span><text:span text:style-name="T15_8">does</text:span><text:span text:style-name="T15_9"><text:s/></text:span><text:span text:style-name="T15_10">the</text:span><text:span text:style-name="T15_11"><text:s/></text:span><text:span text:style-name="T15_12">person</text:span><text:span text:style-name="T15_13"><text:s/></text:span><text:span text:style-name="T15_14">feel</text:span><text:span text:style-name="T15_15"><text:s/></text:span><text:span text:style-name="T15_16">about</text:span><text:span text:style-name="T15_17"><text:s/></text:span><text:span text:style-name="T15_18">the</text:span><text:span text:style-name="T15_19"><text:s/></text:span><text:span text:style-name="T15_20">tasks</text:span><text:span text:style-name="T15_21"><text:s/></text:span><text:span text:style-name="T15_22">and</text:span><text:span text:style-name="T15_23"><text:s/></text:span><text:span text:style-name="T15_24">the</text:span><text:span text:style-name="T15_25"><text:s/></text:span><text:span text:style-name="T15_26">system</text:span><text:span text:style-name="T15_27">?</text:span></text:p>
      <text:p text:style-name="P16"/>
      <text:p text:style-name="P17"><text:span text:style-name="T17_1">Documentation</text:span><text:span text:style-name="T17_2"><text:s/></text:span><text:span text:style-name="T17_3">Testing</text:span></text:p>
      <text:p text:style-name="P18"><text:span text:style-name="T18_1">System</text:span><text:span text:style-name="T18_2"><text:s/></text:span><text:span text:style-name="T18_3">must</text:span><text:span text:style-name="T18_4"><text:s/></text:span><text:span text:style-name="T18_5">test</text:span><text:span text:style-name="T18_6"><text:s/></text:span><text:span text:style-name="T18_7">their</text:span><text:span text:style-name="T18_8"><text:s/></text:span><text:span text:style-name="T18_9">documentation</text:span><text:span text:style-name="T18_10"><text:s/></text:span><text:span text:style-name="T18_11">in</text:span><text:span text:style-name="T18_12"><text:s/></text:span><text:span text:style-name="T18_13">order</text:span><text:span text:style-name="T18_14"><text:s/></text:span><text:span text:style-name="T18_15">to</text:span><text:span text:style-name="T18_16"><text:s/></text:span><text:span text:style-name="T18_17">make</text:span><text:span text:style-name="T18_18"><text:s/></text:span><text:span text:style-name="T18_19">sure</text:span><text:span text:style-name="T18_20"><text:s/></text:span><text:span text:style-name="T18_21">users</text:span><text:span text:style-name="T18_22"><text:s/></text:span><text:span text:style-name="T18_23">can</text:span><text:span text:style-name="T18_24"><text:s/></text:span><text:span text:style-name="T18_25">read</text:span><text:span text:style-name="T18_26"><text:s/></text:span><text:span text:style-name="T18_27">and</text:span><text:span text:style-name="T18_28"><text:s/></text:span><text:span text:style-name="T18_29">follow</text:span><text:span text:style-name="T18_30"><text:s/></text:span><text:span text:style-name="T18_31">the</text:span><text:span text:style-name="T18_32"><text:s/></text:span><text:span text:style-name="T18_33">instructions</text:span><text:span text:style-name="T18_34">.</text:span><text:span text:style-name="T18_35">This</text:span><text:span text:style-name="T18_36"><text:s/></text:span><text:span text:style-name="T18_37">is</text:span><text:span text:style-name="T18_38"><text:s/></text:span><text:span text:style-name="T18_39">one</text:span><text:span text:style-name="T18_40"><text:s/></text:span><text:span text:style-name="T18_41">of</text:span><text:span text:style-name="T18_42"><text:s/></text:span><text:span text:style-name="T18_43">the</text:span><text:span text:style-name="T18_44"><text:s/></text:span><text:span text:style-name="T18_45">most</text:span><text:span text:style-name="T18_46"><text:s/></text:span><text:span text:style-name="T18_47">cost</text:span><text:span text:style-name="T18_48"><text:s/></text:span><text:span text:style-name="T18_49">effective</text:span><text:span text:style-name="T18_50"><text:s/></text:span><text:span text:style-name="T18_51">approaches</text:span><text:span text:style-name="T18_52"><text:s/></text:span><text:span text:style-name="T18_53">to</text:span><text:span text:style-name="T18_54"><text:s/></text:span><text:span text:style-name="T18_55">testing</text:span><text:span text:style-name="T18_56">.<text:s/></text:span><text:span text:style-name="T18_57">The</text:span><text:span text:style-name="T18_58"><text:s/></text:span><text:span text:style-name="T18_59">documentation</text:span><text:span text:style-name="T18_60"><text:s/></text:span><text:span text:style-name="T18_61">testing</text:span><text:span text:style-name="T18_62"><text:s/></text:span><text:span text:style-name="T18_63">is</text:span><text:span text:style-name="T18_64"><text:s/></text:span><text:span text:style-name="T18_65">very</text:span><text:span text:style-name="T18_66"><text:s/></text:span><text:span text:style-name="T18_67">important</text:span><text:span text:style-name="T18_68"><text:s/></text:span><text:span text:style-name="T18_69">in</text:span><text:span text:style-name="T18_70"><text:s/></text:span><text:span text:style-name="T18_71">our</text:span><text:span text:style-name="T18_72"><text:s/></text:span><text:span text:style-name="T18_73">Vmap</text:span><text:span text:style-name="T18_74"><text:s/></text:span><text:span text:style-name="T18_75">system</text:span><text:span text:style-name="T18_76"><text:s/></text:span><text:span text:style-name="T18_77">testing</text:span><text:span text:style-name="T18_78">,</text:span><text:span text:style-name="T18_79">since</text:span><text:span text:style-name="T18_80"><text:s/></text:span><text:span text:style-name="T18_81">the</text:span><text:span text:style-name="T18_82"><text:s/></text:span><text:span text:style-name="T18_83">software</text:span><text:span text:style-name="T18_84"><text:s/></text:span><text:span text:style-name="T18_85">itself</text:span><text:span text:style-name="T18_86"><text:s/></text:span><text:span text:style-name="T18_87">does</text:span><text:span text:style-name="T18_88"><text:s/></text:span><text:span text:style-name="T18_89">not</text:span><text:span text:style-name="T18_90"><text:s/></text:span><text:span text:style-name="T18_91">have</text:span><text:span text:style-name="T18_92"><text:s/></text:span><text:span text:style-name="T18_93">much</text:span><text:span text:style-name="T18_94"><text:s/></text:span><text:span text:style-name="T18_95">explaiantion</text:span><text:span text:style-name="T18_96"><text:s/></text:span><text:span text:style-name="T18_97">on</text:span><text:span text:style-name="T18_98"><text:s/></text:span><text:span text:style-name="T18_99">each</text:span><text:span text:style-name="T18_100"><text:s/></text:span><text:span text:style-name="T18_101">button</text:span><text:span text:style-name="T18_102">,<text:s/></text:span><text:span text:style-name="T18_103">user</text:span><text:span text:style-name="T18_104"><text:s/></text:span><text:span text:style-name="T18_105">mush</text:span><text:span text:style-name="T18_106"><text:s/></text:span><text:span text:style-name="T18_107">read</text:span><text:span text:style-name="T18_108"><text:s/></text:span><text:span text:style-name="T18_109">the</text:span><text:span text:style-name="T18_110"><text:s/></text:span><text:span text:style-name="T18_111">Vmap</text:span><text:span text:style-name="T18_112"><text:s/></text:span><text:span text:style-name="T18_113">documentation</text:span><text:span text:style-name="T18_114"><text:s/></text:span><text:span text:style-name="T18_115">in</text:span><text:span text:style-name="T18_116"><text:s/></text:span><text:span text:style-name="T18_117">order</text:span><text:span text:style-name="T18_118"><text:s/></text:span><text:span text:style-name="T18_119">to</text:span><text:span text:style-name="T18_120"><text:s/></text:span><text:span text:style-name="T18_121">activate</text:span><text:span text:style-name="T18_122"><text:s/></text:span><text:span text:style-name="T18_123">all</text:span><text:span text:style-name="T18_124"><text:s/></text:span><text:span text:style-name="T18_125">functions</text:span><text:span text:style-name="T18_126">.</text:span></text:p>
      <text:p text:style-name="P19"/>
      <text:p text:style-name="P20"><text:span text:style-name="T20_1">We</text:span><text:span text:style-name="T20_2"><text:s/></text:span><text:span text:style-name="T20_3">need</text:span><text:span text:style-name="T20_4"><text:s/></text:span><text:span text:style-name="T20_5">to</text:span><text:span text:style-name="T20_6"><text:s/></text:span><text:span text:style-name="T20_7">test</text:span><text:span text:style-name="T20_8"><text:s/></text:span><text:span text:style-name="T20_9">all</text:span><text:span text:style-name="T20_10"><text:s/></text:span><text:span text:style-name="T20_11">the</text:span><text:span text:style-name="T20_12"><text:s/></text:span><text:span text:style-name="T20_13">documentation</text:span><text:span text:style-name="T20_14"><text:s/></text:span><text:span text:style-name="T20_15">including</text:span><text:span text:style-name="T20_16"><text:s/></text:span><text:span text:style-name="T20_17">User</text:span><text:span text:style-name="T20_18"><text:s/></text:span><text:span text:style-name="T20_19">guide</text:span><text:span text:style-name="T20_20">,<text:s/></text:span><text:span text:style-name="T20_21">Installation</text:span><text:span text:style-name="T20_22"><text:s/></text:span><text:span text:style-name="T20_23">guide</text:span><text:span text:style-name="T20_24">,<text:s/></text:span><text:span text:style-name="T20_25">help</text:span><text:span text:style-name="T20_26"><text:s/></text:span><text:span text:style-name="T20_27">manuals</text:span><text:span text:style-name="T20_28">.</text:span><text:span text:style-name="T20_29">etc</text:span><text:span text:style-name="T20_30">.<text:s/></text:span><text:span text:style-name="T20_31">Here</text:span><text:span text:style-name="T20_32"><text:s/></text:span><text:span text:style-name="T20_33">we</text:span><text:span text:style-name="T20_34"><text:s/></text:span><text:span text:style-name="T20_35">will</text:span><text:span text:style-name="T20_36"><text:s/></text:span><text:span text:style-name="T20_37">focus</text:span><text:span text:style-name="T20_38"><text:s/></text:span><text:span text:style-name="T20_39">on</text:span><text:span text:style-name="T20_40"><text:s/></text:span><text:span text:style-name="T20_41">the</text:span><text:span text:style-name="T20_42"><text:s/></text:span><text:span text:style-name="T20_43">Vmap</text:span><text:span text:style-name="T20_44"><text:s/></text:span><text:span text:style-name="T20_45">help</text:span><text:span text:style-name="T20_46"><text:s/></text:span><text:span text:style-name="T20_47">manual</text:span><text:span text:style-name="T20_48">:</text:span></text:p>
      <text:p text:style-name="P21"/>
      <text:p text:style-name="P22"><text:span text:style-name="T22_1">Overview</text:span><text:span text:style-name="T22_2"><text:s/></text:span><text:span text:style-name="T22_3">of</text:span><text:span text:style-name="T22_4"><text:s/></text:span><text:span text:style-name="T22_5">VMAP</text:span></text:p>
      <text:p text:style-name="P23"><text:span text:style-name="T23_1">Getting</text:span><text:span text:style-name="T23_2"><text:s/></text:span><text:span text:style-name="T23_3">started</text:span><text:span text:style-name="T23_4"><text:s/></text:span><text:span text:style-name="T23_5">with</text:span><text:span text:style-name="T23_6"><text:s/></text:span><text:span text:style-name="T23_7">VMAP</text:span></text:p>
      <text:p text:style-name="P24"><text:span text:style-name="T24_1">Requirements</text:span></text:p>
      <text:p text:style-name="P25"><text:span text:style-name="T25_1">Adding</text:span><text:span text:style-name="T25_2"><text:s/></text:span><text:span text:style-name="T25_3">a</text:span><text:span text:style-name="T25_4"><text:s/></text:span><text:span text:style-name="T25_5">topic</text:span><text:span text:style-name="T25_6"><text:s/></text:span><text:span text:style-name="T25_7">to</text:span><text:span text:style-name="T25_8"><text:s/></text:span><text:span text:style-name="T25_9">your</text:span><text:span text:style-name="T25_10"><text:s/></text:span><text:span text:style-name="T25_11">portfolio</text:span><text:span text:style-name="T25_12">,<text:s/></text:span></text:p>
      <text:p text:style-name="P26"><text:span text:style-name="T26_1">Adding</text:span><text:span text:style-name="T26_2"><text:s/></text:span><text:span text:style-name="T26_3">portfolio</text:span><text:span text:style-name="T26_4"><text:s/></text:span><text:span text:style-name="T26_5">components</text:span><text:span text:style-name="T26_6"><text:s/></text:span><text:span text:style-name="T26_7">to</text:span><text:span text:style-name="T26_8"><text:s/></text:span><text:span text:style-name="T26_9">your</text:span><text:span text:style-name="T26_10"><text:s/></text:span><text:span text:style-name="T26_11">topic</text:span></text:p>
      <text:p text:style-name="P27"><text:span text:style-name="T27_1">Adding</text:span><text:span text:style-name="T27_2"><text:s/></text:span><text:span text:style-name="T27_3">an</text:span><text:span text:style-name="T27_4"><text:s/></text:span><text:span text:style-name="T27_5">activity</text:span><text:span text:style-name="T27_6">,</text:span></text:p>
      <text:p text:style-name="P28"><text:span text:style-name="T28_1">Adding</text:span><text:span text:style-name="T28_2"><text:s/></text:span><text:span text:style-name="T28_3">a</text:span><text:span text:style-name="T28_4"><text:s/></text:span><text:span text:style-name="T28_5">goal</text:span><text:span text:style-name="T28_6">,<text:s/></text:span></text:p>
      <text:p text:style-name="P29"><text:span text:style-name="T29_1">Adding</text:span><text:span text:style-name="T29_2"><text:s/></text:span><text:span text:style-name="T29_3">a</text:span><text:span text:style-name="T29_4"><text:s/></text:span><text:span text:style-name="T29_5">competency</text:span></text:p>
      <text:p text:style-name="P30"><text:span text:style-name="T30_1">Adding</text:span><text:span text:style-name="T30_2"><text:s/></text:span><text:span text:style-name="T30_3">a</text:span><text:span text:style-name="T30_4"><text:s/></text:span><text:span text:style-name="T30_5">product</text:span><text:span text:style-name="T30_6">,</text:span></text:p>
      <text:p text:style-name="P31"><text:span text:style-name="T31_1">Adding</text:span><text:span text:style-name="T31_2"><text:s/></text:span><text:span text:style-name="T31_3">an</text:span><text:span text:style-name="T31_4"><text:s/></text:span><text:span text:style-name="T31_5">interest</text:span><text:span text:style-name="T31_6">,<text:s/></text:span></text:p>
      <text:p text:style-name="P32"><text:span text:style-name="T32_1">Adding</text:span><text:span text:style-name="T32_2"><text:s/></text:span><text:span text:style-name="T32_3">an</text:span><text:span text:style-name="T32_4"><text:s/></text:span><text:span text:style-name="T32_5">affiliation</text:span></text:p>
      <text:p text:style-name="P33"><text:span text:style-name="T33_1">Adding</text:span><text:span text:style-name="T33_2"><text:s/></text:span><text:span text:style-name="T33_3">a</text:span><text:span text:style-name="T33_4"><text:s/></text:span><text:span text:style-name="T33_5">reflection</text:span><text:span text:style-name="T33_6">,</text:span></text:p>
      <text:p text:style-name="P34"><text:span text:style-name="T34_1">Adding</text:span><text:span text:style-name="T34_2"><text:s/></text:span><text:span text:style-name="T34_3">an</text:span><text:span text:style-name="T34_4"><text:s/></text:span><text:span text:style-name="T34_5">assertion</text:span><text:span text:style-name="T34_6">,<text:s/></text:span></text:p>
      <text:p text:style-name="P35"><text:span text:style-name="T35_1">Adding</text:span><text:span text:style-name="T35_2"><text:s/></text:span><text:span text:style-name="T35_3">owner</text:span><text:span text:style-name="T35_4"><text:s/></text:span><text:span text:style-name="T35_5">information</text:span></text:p>
      <text:p text:style-name="P36"><text:span text:style-name="T36_1">Saving</text:span><text:span text:style-name="T36_2"><text:s/></text:span><text:span text:style-name="T36_3">a</text:span><text:span text:style-name="T36_4"><text:s/></text:span><text:span text:style-name="T36_5">portfolio</text:span><text:span text:style-name="T36_6">,</text:span></text:p>
      <text:p text:style-name="P37"><text:span text:style-name="T37_1">Saving</text:span><text:span text:style-name="T37_2"><text:s/></text:span><text:span text:style-name="T37_3">a</text:span><text:span text:style-name="T37_4"><text:s/></text:span><text:span text:style-name="T37_5">portfolio</text:span><text:span text:style-name="T37_6"><text:s/></text:span><text:span text:style-name="T37_7">with</text:span><text:span text:style-name="T37_8"><text:s/></text:span><text:span text:style-name="T37_9">a</text:span><text:span text:style-name="T37_10"><text:s/></text:span><text:span text:style-name="T37_11">new</text:span><text:span text:style-name="T37_12"><text:s/></text:span><text:span text:style-name="T37_13">name</text:span></text:p>
      <text:p text:style-name="P38"><text:span text:style-name="T38_1">Exporting</text:span><text:span text:style-name="T38_2"><text:s/></text:span><text:span text:style-name="T38_3">a</text:span><text:span text:style-name="T38_4"><text:s/></text:span><text:span text:style-name="T38_5">portfolio</text:span><text:span text:style-name="T38_6">,<text:s/></text:span></text:p>
      <text:p text:style-name="P39"><text:span text:style-name="T39_1">Exporting</text:span><text:span text:style-name="T39_2"><text:s/></text:span><text:span text:style-name="T39_3">a</text:span><text:span text:style-name="T39_4"><text:s/></text:span><text:span text:style-name="T39_5">portfolio</text:span><text:span text:style-name="T39_6"><text:s/></text:span><text:span text:style-name="T39_7">presentation</text:span></text:p>
      <text:p text:style-name="P40"><text:span text:style-name="T40_1">Printing</text:span><text:span text:style-name="T40_2"><text:s/></text:span><text:span text:style-name="T40_3">a</text:span><text:span text:style-name="T40_4"><text:s/></text:span><text:span text:style-name="T40_5">Portfolio</text:span><text:span text:style-name="T40_6">,<text:s/></text:span></text:p>
      <text:p text:style-name="P41"><text:span text:style-name="T41_1">Creating</text:span><text:span text:style-name="T41_2"><text:s/></text:span><text:span text:style-name="T41_3">a</text:span><text:span text:style-name="T41_4"><text:s/></text:span><text:span text:style-name="T41_5">template</text:span><text:span text:style-name="T41_6"><text:s/></text:span><text:span text:style-name="T41_7">portfolio</text:span></text:p>
      <text:p text:style-name="P42"><text:span text:style-name="T42_1">Saving</text:span><text:span text:style-name="T42_2"><text:s/></text:span><text:span text:style-name="T42_3">a</text:span><text:span text:style-name="T42_4"><text:s/></text:span><text:span text:style-name="T42_5">template</text:span><text:span text:style-name="T42_6">,<text:s/></text:span></text:p>
      <text:p text:style-name="P43"><text:span text:style-name="T43_1">Creating</text:span><text:span text:style-name="T43_2"><text:s/></text:span><text:span text:style-name="T43_3">a</text:span><text:span text:style-name="T43_4"><text:s/></text:span><text:span text:style-name="T43_5">portfolio</text:span><text:span text:style-name="T43_6"><text:s/></text:span><text:span text:style-name="T43_7">from</text:span><text:span text:style-name="T43_8"><text:s/></text:span><text:span text:style-name="T43_9">a</text:span><text:span text:style-name="T43_10"><text:s/></text:span><text:span text:style-name="T43_11">template</text:span></text:p>
      <text:p text:style-name="P44"><text:span text:style-name="T44_1">Changing</text:span><text:span text:style-name="T44_2"><text:s/></text:span><text:span text:style-name="T44_3">topic</text:span><text:span text:style-name="T44_4"><text:s/></text:span><text:span text:style-name="T44_5">colours</text:span></text:p>
      <text:p text:style-name="P45"><text:span text:style-name="T45_1">Moving</text:span><text:span text:style-name="T45_2"><text:s/></text:span><text:span text:style-name="T45_3">components</text:span><text:span text:style-name="T45_4"><text:s/></text:span><text:span text:style-name="T45_5">from</text:span><text:span text:style-name="T45_6"><text:s/></text:span><text:span text:style-name="T45_7">one</text:span><text:span text:style-name="T45_8"><text:s/></text:span><text:span text:style-name="T45_9">topic</text:span><text:span text:style-name="T45_10"><text:s/></text:span><text:span text:style-name="T45_11">to</text:span><text:span text:style-name="T45_12"><text:s/></text:span><text:span text:style-name="T45_13">another</text:span></text:p>
      <text:p text:style-name="P46"><text:span text:style-name="T46_1">Deleting</text:span><text:span text:style-name="T46_2"><text:s/></text:span><text:span text:style-name="T46_3">components</text:span><text:span text:style-name="T46_4"><text:s/></text:span><text:span text:style-name="T46_5">from</text:span><text:span text:style-name="T46_6"><text:s/></text:span><text:span text:style-name="T46_7">your</text:span><text:span text:style-name="T46_8"><text:s/></text:span><text:span text:style-name="T46_9">portfolio</text:span></text:p>
      <text:p text:style-name="P47"><text:span text:style-name="T47_1">Making</text:span><text:span text:style-name="T47_2"><text:s/></text:span><text:span text:style-name="T47_3">a</text:span><text:span text:style-name="T47_4"><text:s/></text:span><text:span text:style-name="T47_5">topic</text:span><text:span text:style-name="T47_6"><text:s/></text:span><text:span text:style-name="T47_7">visible</text:span><text:span text:style-name="T47_8">,<text:s/></text:span></text:p>
      <text:p text:style-name="P48"><text:span text:style-name="T48_1">Making</text:span><text:span text:style-name="T48_2"><text:s/></text:span><text:span text:style-name="T48_3">a</text:span><text:span text:style-name="T48_4"><text:s/></text:span><text:span text:style-name="T48_5">topic</text:span><text:span text:style-name="T48_6"><text:s/></text:span><text:span text:style-name="T48_7">invisible</text:span></text:p>
      <text:p text:style-name="P49"/>
      <text:p text:style-name="P50"><text:span text:style-name="T50_1">To</text:span><text:span text:style-name="T50_2"><text:s/></text:span><text:span text:style-name="T50_3">apply</text:span><text:span text:style-name="T50_4"><text:s/></text:span><text:span text:style-name="T50_5">DocumentationTesting</text:span><text:span text:style-name="T50_6"><text:s/></text:span><text:span text:style-name="T50_7">on</text:span><text:span text:style-name="T50_8"><text:s/></text:span><text:span text:style-name="T50_9">Vmap</text:span><text:span text:style-name="T50_10">,<text:s/></text:span><text:span text:style-name="T50_11">we</text:span><text:span text:style-name="T50_12"><text:s/></text:span><text:span text:style-name="T50_13">need</text:span><text:span text:style-name="T50_14"><text:s/></text:span><text:span text:style-name="T50_15">to</text:span><text:span text:style-name="T50_16"><text:s/></text:span><text:span text:style-name="T50_17">set</text:span><text:span text:style-name="T50_18"><text:s/></text:span><text:span text:style-name="T50_19">up</text:span><text:span text:style-name="T50_20"><text:s/></text:span><text:span text:style-name="T50_21">test</text:span><text:span text:style-name="T50_22"><text:s/></text:span><text:span text:style-name="T50_23">cases</text:span><text:span text:style-name="T50_24"><text:s/></text:span><text:span text:style-name="T50_25">for</text:span><text:span text:style-name="T50_26"><text:s/></text:span><text:span text:style-name="T50_27">each</text:span><text:span text:style-name="T50_28"><text:s/></text:span><text:span text:style-name="T50_29">item</text:span><text:span text:style-name="T50_30"><text:s/></text:span><text:span text:style-name="T50_31">in</text:span><text:span text:style-name="T50_32"><text:s/></text:span><text:span text:style-name="T50_33">the</text:span><text:span text:style-name="T50_34"><text:s/></text:span><text:span text:style-name="T50_35">list</text:span><text:span text:style-name="T50_36"><text:s/></text:span><text:span text:style-name="T50_37">above</text:span><text:span text:style-name="T50_38">,</text:span><text:span text:style-name="T50_39">ask</text:span><text:span text:style-name="T50_40"><text:s/></text:span><text:span text:style-name="T50_41">our</text:span><text:span text:style-name="T50_42"><text:s/></text:span><text:span text:style-name="T50_43">test</text:span><text:span text:style-name="T50_44"><text:s/></text:span><text:span text:style-name="T50_45">users</text:span><text:span text:style-name="T50_46"><text:s/></text:span><text:span text:style-name="T50_47">to</text:span><text:span text:style-name="T50_48"><text:s/></text:span><text:span text:style-name="T50_49">follow</text:span><text:span text:style-name="T50_50"><text:s/></text:span><text:span text:style-name="T50_51">the</text:span><text:span text:style-name="T50_52"><text:s/></text:span><text:span text:style-name="T50_53">Vmap</text:span><text:span text:style-name="T50_54"><text:s/></text:span><text:span text:style-name="T50_55">documentation</text:span><text:span text:style-name="T50_56"><text:s/></text:span><text:span text:style-name="T50_57">and</text:span><text:span text:style-name="T50_58"><text:s/></text:span><text:span text:style-name="T50_59">finish</text:span><text:span text:style-name="T50_60"><text:s/></text:span><text:span text:style-name="T50_61">the</text:span><text:span text:style-name="T50_62"><text:s/></text:span><text:span text:style-name="T50_63">test</text:span><text:span text:style-name="T50_64"><text:s/></text:span><text:span text:style-name="T50_65">cases</text:span><text:span text:style-name="T50_66">,</text:span><text:span text:style-name="T50_67">then</text:span><text:span text:style-name="T50_68"><text:s/></text:span><text:span text:style-name="T50_69">we</text:span><text:span text:style-name="T50_70"><text:s/></text:span><text:span text:style-name="T50_71">can</text:span><text:span text:style-name="T50_72"><text:s/></text:span><text:span text:style-name="T50_73">analyse</text:span><text:span text:style-name="T50_74"><text:s/></text:span><text:span text:style-name="T50_75">the</text:span><text:span text:style-name="T50_76"><text:s/></text:span><text:span text:style-name="T50_77">performance</text:span><text:span text:style-name="T50_78"><text:s/></text:span><text:span text:style-name="T50_79">of</text:span><text:span text:style-name="T50_80"><text:s/></text:span><text:span text:style-name="T50_81">each</text:span><text:span text:style-name="T50_82"><text:s/></text:span><text:span text:style-name="T50_83">user</text:span><text:span text:style-name="T50_84">，</text:span><text:span text:style-name="T50_85">see</text:span><text:span text:style-name="T50_86"><text:s/></text:span><text:span text:style-name="T50_87">if</text:span><text:span text:style-name="T50_88"><text:s/></text:span><text:span text:style-name="T50_89">the</text:span><text:span text:style-name="T50_90"><text:s/></text:span><text:span text:style-name="T50_91">documentation</text:span><text:span text:style-name="T50_92"><text:s/></text:span><text:span text:style-name="T50_93">match</text:span><text:span text:style-name="T50_94"><text:s/></text:span><text:span text:style-name="T50_95">the</text:span><text:span text:style-name="T50_96"><text:s/></text:span><text:span text:style-name="T50_97">actual</text:span><text:span text:style-name="T50_98"><text:s/></text:span><text:span text:style-name="T50_99">system</text:span><text:span text:style-name="T50_100"><text:s/></text:span><text:span text:style-name="T50_101">behaviour</text:span><text:span text:style-name="T50_102">，</text:span><text:span text:style-name="T50_103">try</text:span><text:span text:style-name="T50_104"><text:s/></text:span><text:span text:style-name="T50_105">to</text:span><text:span text:style-name="T50_106"><text:s/></text:span><text:span text:style-name="T50_107">improve</text:span><text:span text:style-name="T50_108"><text:s/></text:span><text:span text:style-name="T50_109">the</text:span><text:span text:style-name="T50_110"><text:s/></text:span><text:span text:style-name="T50_111">Vmap</text:span><text:span text:style-name="T50_112"><text:s/></text:span><text:span text:style-name="T50_113">documentation</text:span><text:span text:style-name="T50_114"><text:s/></text:span><text:span text:style-name="T50_115">and</text:span><text:span text:style-name="T50_116"><text:s/></text:span><text:span text:style-name="T50_117">the</text:span><text:span text:style-name="T50_118"><text:s/></text:span><text:span text:style-name="T50_119">system</text:span><text:span text:style-name="T50_120"><text:s/></text:span><text:span text:style-name="T50_121">itself</text:span><text:span text:style-name="T50_122"><text:s/></text:span><text:span text:style-name="T50_123">under</text:span><text:span text:style-name="T50_124"><text:s/></text:span><text:span text:style-name="T50_125">the</text:span><text:span text:style-name="T50_126"><text:s/></text:span><text:span text:style-name="T50_127">test</text:span><text:span text:style-name="T50_128"><text:s/></text:span><text:span text:style-name="T50_129">result</text:span><text:span text:style-name="T50_130">.</text:span></text:p>
      <text:p text:style-name="P51"/>
      <text:p text:style-name="P52"><text:span text:style-name="T52_1">Capacity</text:span><text:span text:style-name="T52_2"><text:s/></text:span><text:span text:style-name="T52_3">Testing</text:span></text:p>
      <text:p text:style-name="P53"><text:span text:style-name="T53_1">Capacity</text:span><text:span text:style-name="T53_2"><text:s/></text:span><text:span text:style-name="T53_3">Testing</text:span><text:span text:style-name="T53_4"><text:s/></text:span><text:span text:style-name="T53_5">is</text:span><text:span text:style-name="T53_6"><text:s/></text:span><text:span text:style-name="T53_7">a</text:span><text:span text:style-name="T53_8"><text:s/></text:span><text:span text:style-name="T53_9">kind</text:span><text:span text:style-name="T53_10"><text:s/></text:span><text:span text:style-name="T53_11">of</text:span><text:span text:style-name="T53_12"><text:s/></text:span><text:span text:style-name="T53_13">system</text:span><text:span text:style-name="T53_14"><text:s/></text:span><text:span text:style-name="T53_15">testing</text:span><text:span text:style-name="T53_16"><text:s/></text:span><text:span text:style-name="T53_17">to</text:span><text:span text:style-name="T53_18"><text:s/></text:span><text:span text:style-name="T53_19">test</text:span><text:span text:style-name="T53_20"><text:s/></text:span><text:span text:style-name="T53_21">the</text:span><text:span text:style-name="T53_22"><text:s/></text:span><text:span text:style-name="T53_23">capacity</text:span><text:span text:style-name="T53_24"><text:s/></text:span><text:span text:style-name="T53_25">of</text:span><text:span text:style-name="T53_26"><text:s/></text:span><text:span text:style-name="T53_27">the</text:span><text:span text:style-name="T53_28"><text:s/></text:span><text:span text:style-name="T53_29">system</text:span><text:span text:style-name="T53_30">.</text:span></text:p>
      <text:p text:style-name="P54"><text:span text:style-name="T54_1">But</text:span><text:span text:style-name="T54_2"><text:s/></text:span><text:span text:style-name="T54_3">it</text:span><text:span text:style-name="T54_4"><text:s/></text:span><text:span text:style-name="T54_5">sometimes</text:span><text:span text:style-name="T54_6"><text:s/></text:span><text:span text:style-name="T54_7">expansive</text:span><text:span text:style-name="T54_8"><text:s/></text:span><text:span text:style-name="T54_9">and</text:span><text:span text:style-name="T54_10"><text:s text:c="2"/></text:span><text:span text:style-name="T54_11">will</text:span><text:span text:style-name="T54_12"><text:s/></text:span><text:span text:style-name="T54_13">takes</text:span><text:span text:style-name="T54_14"><text:s/></text:span><text:span text:style-name="T54_15">long</text:span><text:span text:style-name="T54_16"><text:s/></text:span><text:span text:style-name="T54_17">time</text:span><text:span text:style-name="T54_18"><text:s/></text:span><text:span text:style-name="T54_19">to</text:span><text:span text:style-name="T54_20"><text:s/></text:span><text:span text:style-name="T54_21">test</text:span><text:span text:style-name="T54_22">.</text:span></text:p>
      <text:p text:style-name="P55"/>
      <text:p text:style-name="P56"><text:span text:style-name="T56_1">We</text:span><text:span text:style-name="T56_2"><text:s/></text:span><text:span text:style-name="T56_3">want</text:span><text:span text:style-name="T56_4"><text:s/></text:span><text:span text:style-name="T56_5">to</text:span><text:span text:style-name="T56_6"><text:s/></text:span><text:span text:style-name="T56_7">know</text:span><text:span text:style-name="T56_8"><text:s/></text:span><text:span text:style-name="T56_9">the</text:span><text:span text:style-name="T56_10"><text:s/></text:span><text:span text:style-name="T56_11">capacity</text:span><text:span text:style-name="T56_12"><text:s/></text:span><text:span text:style-name="T56_13">limits</text:span><text:span text:style-name="T56_14"><text:s/></text:span><text:span text:style-name="T56_15">of</text:span><text:span text:style-name="T56_16"><text:s/></text:span><text:span text:style-name="T56_17">Vmap</text:span><text:span text:style-name="T56_18"><text:s/></text:span><text:span text:style-name="T56_19">system</text:span><text:span text:style-name="T56_20"><text:s/></text:span><text:span text:style-name="T56_21">and</text:span><text:span text:style-name="T56_22"><text:s/></text:span><text:span text:style-name="T56_23">give</text:span><text:span text:style-name="T56_24"><text:s/></text:span><text:span text:style-name="T56_25">our</text:span><text:span text:style-name="T56_26"><text:s/></text:span><text:span text:style-name="T56_27">user</text:span><text:span text:style-name="T56_28"><text:s/></text:span><text:span text:style-name="T56_29">confidence</text:span><text:span text:style-name="T56_30"><text:s/></text:span><text:span text:style-name="T56_31">to</text:span><text:span text:style-name="T56_32"><text:s/></text:span><text:span text:style-name="T56_33">our</text:span><text:span text:style-name="T56_34"><text:s/></text:span><text:span text:style-name="T56_35">system</text:span><text:span text:style-name="T56_36">,<text:s/></text:span><text:span text:style-name="T56_37">we</text:span><text:span text:style-name="T56_38"><text:s/></text:span><text:span text:style-name="T56_39">also</text:span><text:span text:style-name="T56_40"><text:s/></text:span><text:span text:style-name="T56_41">want</text:span><text:span text:style-name="T56_42"><text:s/></text:span><text:span text:style-name="T56_43">to</text:span><text:span text:style-name="T56_44"><text:s/></text:span><text:span text:style-name="T56_45">see</text:span><text:span text:style-name="T56_46"><text:s/></text:span><text:span text:style-name="T56_47">how</text:span><text:span text:style-name="T56_48"><text:s/></text:span><text:span text:style-name="T56_49">the</text:span><text:span text:style-name="T56_50"><text:s/></text:span><text:span text:style-name="T56_51">system</text:span><text:span text:style-name="T56_52"><text:s/></text:span><text:span text:style-name="T56_53">fail</text:span><text:span text:style-name="T56_54"><text:s/></text:span><text:span text:style-name="T56_55">when</text:span><text:span text:style-name="T56_56"><text:s/></text:span><text:span text:style-name="T56_57">capacity</text:span><text:span text:style-name="T56_58"><text:s/></text:span><text:span text:style-name="T56_59">is</text:span><text:span text:style-name="T56_60"><text:s/></text:span><text:span text:style-name="T56_61">exceeded</text:span><text:span text:style-name="T56_62">,<text:s/></text:span></text:p>
      <text:p text:style-name="P57"/>
      <text:p text:style-name="P58"><text:span text:style-name="T58_1">In</text:span><text:span text:style-name="T58_2"><text:s/></text:span><text:span text:style-name="T58_3">order</text:span><text:span text:style-name="T58_4"><text:s/></text:span><text:span text:style-name="T58_5">to</text:span><text:span text:style-name="T58_6"><text:s/></text:span><text:span text:style-name="T58_7">apply</text:span><text:span text:style-name="T58_8"><text:s/></text:span><text:span text:style-name="T58_9">the</text:span><text:span text:style-name="T58_10"><text:s/></text:span><text:span text:style-name="T58_11">capacity</text:span><text:span text:style-name="T58_12"><text:s/></text:span><text:span text:style-name="T58_13">testing</text:span><text:span text:style-name="T58_14">,<text:s/></text:span><text:span text:style-name="T58_15">for</text:span><text:span text:style-name="T58_16"><text:s/></text:span><text:span text:style-name="T58_17">example</text:span><text:span text:style-name="T58_18">,<text:s/></text:span><text:span text:style-name="T58_19">we</text:span><text:span text:style-name="T58_20"><text:s/></text:span><text:span text:style-name="T58_21">can</text:span><text:span text:style-name="T58_22"><text:s/></text:span><text:span text:style-name="T58_23">set</text:span><text:span text:style-name="T58_24"><text:s/></text:span><text:span text:style-name="T58_25">up</text:span><text:span text:style-name="T58_26"><text:s/></text:span><text:span text:style-name="T58_27">test</text:span><text:span text:style-name="T58_28"><text:s/></text:span><text:span text:style-name="T58_29">cases</text:span><text:span text:style-name="T58_30"><text:s/></text:span><text:span text:style-name="T58_31">to</text:span><text:span text:style-name="T58_32"><text:s/></text:span><text:span text:style-name="T58_33">test</text:span><text:span text:style-name="T58_34">:</text:span></text:p>
      <text:p text:style-name="P59"><text:span text:style-name="T59_1">how</text:span><text:span text:style-name="T59_2"><text:s/></text:span><text:span text:style-name="T59_3">many</text:span><text:span text:style-name="T59_4"><text:s/></text:span><text:span text:style-name="T59_5">different</text:span><text:span text:style-name="T59_6"><text:s/></text:span><text:span text:style-name="T59_7">portfolio</text:span><text:span text:style-name="T59_8"><text:s/></text:span><text:span text:style-name="T59_9">components</text:span><text:span text:style-name="T59_10"><text:s/></text:span><text:span text:style-name="T59_11">can</text:span><text:span text:style-name="T59_12"><text:s/></text:span><text:span text:style-name="T59_13">we</text:span><text:span text:style-name="T59_14"><text:s/></text:span><text:span text:style-name="T59_15">add</text:span><text:span text:style-name="T59_16"><text:s/></text:span><text:span text:style-name="T59_17">to</text:span><text:span text:style-name="T59_18"><text:s/></text:span><text:span text:style-name="T59_19">one</text:span><text:span text:style-name="T59_20"><text:s/></text:span><text:span text:style-name="T59_21">topic</text:span><text:span text:style-name="T59_22"><text:s/></text:span><text:span text:style-name="T59_23">in</text:span><text:span text:style-name="T59_24"><text:s/></text:span><text:span text:style-name="T59_25">the</text:span><text:span text:style-name="T59_26"><text:s/></text:span><text:span text:style-name="T59_27">system</text:span><text:span text:style-name="T59_28">?</text:span></text:p>
      <text:p text:style-name="P60"><text:span text:style-name="T60_1">how</text:span><text:span text:style-name="T60_2"><text:s/></text:span><text:span text:style-name="T60_3">many</text:span><text:span text:style-name="T60_4"><text:s/></text:span><text:span text:style-name="T60_5">small</text:span><text:span text:style-name="T60_6"><text:s/></text:span><text:span text:style-name="T60_7">items</text:span><text:span text:style-name="T60_8"><text:s/></text:span><text:span text:style-name="T60_9">like</text:span><text:span text:style-name="T60_10"><text:s/></text:span><text:span text:style-name="T60_11">activity</text:span><text:span text:style-name="T60_12">,<text:s/></text:span><text:span text:style-name="T60_13">goal</text:span><text:span text:style-name="T60_14">,<text:s/></text:span><text:span text:style-name="T60_15">product</text:span><text:span text:style-name="T60_16">,</text:span><text:span text:style-name="T60_17">etc</text:span><text:span text:style-name="T60_18"><text:s/></text:span><text:span text:style-name="T60_19">can</text:span><text:span text:style-name="T60_20"><text:s/></text:span><text:span text:style-name="T60_21">be</text:span><text:span text:style-name="T60_22"><text:s/></text:span><text:span text:style-name="T60_23">added</text:span><text:span text:style-name="T60_24"><text:s/></text:span><text:span text:style-name="T60_25">to</text:span><text:span text:style-name="T60_26"><text:s/></text:span><text:span text:style-name="T60_27">one</text:span><text:span text:style-name="T60_28"><text:s/></text:span><text:span text:style-name="T60_29">portfolio</text:span><text:span text:style-name="T60_30">?</text:span></text:p>
      <text:p text:style-name="P61"><text:span text:style-name="T61_1">What</text:span><text:span text:style-name="T61_2"><text:s/></text:span><text:span text:style-name="T61_3">is</text:span><text:span text:style-name="T61_4"><text:s/></text:span><text:span text:style-name="T61_5">the</text:span><text:span text:style-name="T61_6"><text:s/></text:span><text:span text:style-name="T61_7">file</text:span><text:span text:style-name="T61_8"><text:s/></text:span><text:span text:style-name="T61_9">limit</text:span><text:span text:style-name="T61_10"><text:s/></text:span><text:span text:style-name="T61_11">of</text:span><text:span text:style-name="T61_12"><text:s/></text:span><text:span text:style-name="T61_13">one</text:span><text:span text:style-name="T61_14"><text:s/></text:span><text:span text:style-name="T61_15">topic</text:span><text:span text:style-name="T61_16"><text:s/></text:span><text:span text:style-name="T61_17">we</text:span><text:span text:style-name="T61_18"><text:s/></text:span><text:span text:style-name="T61_19">can</text:span><text:span text:style-name="T61_20"><text:s/></text:span><text:span text:style-name="T61_21">save</text:span><text:span text:style-name="T61_22">.?</text:span></text:p>
      <text:p text:style-name="P62"><text:span text:style-name="T62_1">How</text:span><text:span text:style-name="T62_2"><text:s/></text:span><text:span text:style-name="T62_3">many</text:span><text:span text:style-name="T62_4"><text:s/></text:span><text:span text:style-name="T62_5">new</text:span><text:span text:style-name="T62_6"><text:s/></text:span><text:span text:style-name="T62_7">topics</text:span><text:span text:style-name="T62_8"><text:s/></text:span><text:span text:style-name="T62_9">can</text:span><text:span text:style-name="T62_10"><text:s/></text:span><text:span text:style-name="T62_11">we</text:span><text:span text:style-name="T62_12"><text:s/></text:span><text:span text:style-name="T62_13">create</text:span><text:span text:style-name="T62_14"><text:s/></text:span><text:span text:style-name="T62_15">at</text:span><text:span text:style-name="T62_16"><text:s/></text:span><text:span text:style-name="T62_17">the</text:span><text:span text:style-name="T62_18"><text:s/></text:span><text:span text:style-name="T62_19">same</text:span><text:span text:style-name="T62_20"><text:s/></text:span><text:span text:style-name="T62_21">time</text:span><text:span text:style-name="T62_22">?</text:span></text:p>
      <text:p text:style-name="P63"/>
      <text:p text:style-name="P6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